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fo:font-size="8pt" style:text-underline-style="none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text-underline-style="none" style:font-size-asian="8pt" style:font-size-complex="8pt"/>
    </style:style>
    <style:style style:name="T4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.27cm" svg:x="1cm" svg:y="1cm">
          <text:p text:style-name="P1"><text:span text:style-name="T1">Serva ER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2.27cm" svg:y="5.445cm"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id="id2" draw:layer="layout" svg:width="3.81cm" svg:height="3.81cm" svg:x="2.27cm" svg:y="6.715cm">
          <text:p text:style-name="P4"><text:span text:style-name="T3">id</text:span></text:p>
          <text:p text:style-name="P4"><text:span text:style-name="T3">username</text:span></text:p>
          <text:p text:style-name="P4"><text:span text:style-name="T3">password</text:span></text:p>
          <text:p text:style-name="P4"><text:span text:style-name="T4">isadmin</text:span></text:p>
          <text:p text:style-name="P4"><text:span text:style-name="T4">language</text:span></text:p>
          <text:p text:style-name="P4"><text:span text:style-name="T4">nickname</text:span></text:p>
          <text:p text:style-name="P4"><text:span text:style-name="T4">firstname</text:span></text:p>
          <text:p text:style-name="P4"><text:span text:style-name="T4">lastname</text:span></text:p>
          <text:p text:style-name="P4"><text:span text:style-name="T4">address</text:span></text:p>
          <text:p text:style-name="P4"><text:span text:style-name="T4">phone</text:span></text:p>
          <text:p text:style-name="P4"><text:span text:style-name="T4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4.97cm" svg:y="13.065cm">
          <text:p text:style-name="P1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6" draw:layer="layout" svg:width="3.81cm" svg:height="3.81cm" svg:x="14.97cm" svg:y="14.335cm">
          <text:p text:style-name="P1"><text:span text:style-name="T5">id</text:span></text:p>
          <text:p text:style-name="P1"><text:span text:style-name="T5">servicename</text:span></text:p>
          <text:p text:style-name="P1"><text:span text:style-name="T5">price</text:span></text:p>
          <text:p text:style-name="P1"><text:span text:style-name="T5">des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1cm" svg:height="1.27cm" svg:x="2.27cm" svg:y="13.065cm">
          <text:p text:style-name="P1"><text:span text:style-name="T2">domain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5" draw:layer="layout" svg:width="3.81cm" svg:height="3.81cm" svg:x="2.27cm" svg:y="14.335cm">
          <text:p text:style-name="P1"><text:span text:style-name="T5">id</text:span></text:p>
          <text:p text:style-name="P1"><text:span text:style-name="T5">domainname</text:span></text:p>
          <text:p text:style-name="P1"><text:span text:style-name="T6">holder</text:span></text:p>
          <text:p text:style-name="P1"><text:span text:style-name="T6">billingcontact</text:span></text:p>
          <text:p text:style-name="P1"><text:span text:style-name="T6">technicalcontac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75cm" svg:y1="13.065cm" svg:x2="4.175cm" svg:y2="10.525cm" draw:start-shape="id1" draw:start-glue-point="0" draw:end-shape="id2" draw:end-glue-point="2" svg:d="m4175 13065v-2540">
          <text:p/>
        </draw:connector>
        <draw:custom-shape draw:style-name="gr2" draw:text-style-name="P3" draw:layer="layout" svg:width="3.81cm" svg:height="1.27cm" svg:x="8.62cm" svg:y="13.065cm">
          <text:p text:style-name="P1"><text:span text:style-name="T2">book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4" draw:layer="layout" svg:width="3.81cm" svg:height="3.81cm" svg:x="8.62cm" svg:y="14.335cm">
          <text:p text:style-name="P1"><text:span text:style-name="T5">id</text:span></text:p>
          <text:p text:style-name="P1"><text:span text:style-name="T6">domain</text:span></text:p>
          <text:p text:style-name="P1"><text:span text:style-name="T6">service</text:span></text:p>
          <text:p text:style-name="P1"><text:span text:style-name="T5">from</text:span></text:p>
          <text:p text:style-name="P1"><text:span text:style-name="T5">to</text:span></text:p>
          <text:p text:style-name="P1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81cm" svg:height="1.27cm" svg:x="8.62cm" svg:y="20.685cm">
          <text:p text:style-name="P1"><text:span text:style-name="T2">pay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81cm" svg:height="3.81cm" svg:x="8.62cm" svg:y="21.955cm">
          <text:p text:style-name="P1"><text:span text:style-name="T5">id</text:span></text:p>
          <text:p text:style-name="P1"><text:span text:style-name="T6">booking</text:span></text:p>
          <text:p text:style-name="P1"><text:span text:style-name="T5">date</text:span></text:p>
          <text:p text:style-name="P1"><text:span text:style-name="T5">amount</text:span></text:p>
          <text:p text:style-name="P1"><text:span text:style-name="T5">tex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20.685cm" svg:x2="10.525cm" svg:y2="18.145cm" draw:start-shape="id3" draw:start-glue-point="0" draw:end-shape="id4" draw:end-glue-point="2" svg:d="m10525 20685v-2540">
          <text:p/>
        </draw:connector>
        <draw:connector draw:style-name="gr4" draw:text-style-name="P1" draw:layer="layout" svg:x1="8.62cm" svg:y1="16.24cm" svg:x2="6.08cm" svg:y2="16.24cm" draw:start-shape="id4" draw:start-glue-point="3" draw:end-shape="id5" draw:end-glue-point="1" svg:d="m8620 16240h-2540">
          <text:p/>
        </draw:connector>
        <draw:connector draw:style-name="gr4" draw:text-style-name="P1" draw:layer="layout" svg:x1="12.43cm" svg:y1="16.24cm" svg:x2="14.97cm" svg:y2="16.24cm" draw:start-shape="id4" draw:start-glue-point="1" draw:end-shape="id6" svg:d="m12430 1624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2T12:11:55</meta:creation-date>
    <dc:date>2009-09-23T16:09:58</dc:date>
    <meta:editing-duration>PT00H06M13S</meta:editing-duration>
    <meta:editing-cycles>2</meta:editing-cycles>
    <meta:generator>OpenOffice.org/3.0$Unix OpenOffice.org_project/300m15$Build-937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